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346in"/>
    </style:style>
    <style:style style:name="co3" style:family="table-column">
      <style:table-column-properties fo:break-before="auto" style:column-width="0.8984in"/>
    </style:style>
    <style:style style:name="co4" style:family="table-column">
      <style:table-column-properties fo:break-before="auto" style:column-width="2.10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column table:style-name="co4" table:default-cell-style-name="ce1"/>
        <table:table-column table:style-name="co3" table:default-cell-style-name="Default"/>
        <table:table-column table:style-name="co1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Instance 1</text:p>
          </table:table-cell>
          <table:table-cell table:style-name="Default" office:value-type="string" calcext:value-type="string">
            <text:p>NM=1</text:p>
          </table:table-cell>
          <table:table-cell/>
          <table:table-cell office:value-type="string" calcext:value-type="string">
            <text:p>Instance 1</text:p>
          </table:table-cell>
          <table:table-cell table:style-name="Default" office:value-type="string" calcext:value-type="string">
            <text:p>NM=2</text:p>
          </table:table-cell>
          <table:table-cell/>
          <table:table-cell office:value-type="string" calcext:value-type="string">
            <text:p>Instance 1</text:p>
          </table:table-cell>
          <table:table-cell table:style-name="Default" office:value-type="string" calcext:value-type="string">
            <text:p>NM=4</text:p>
          </table:table-cell>
        </table:table-row>
        <table:table-row table:style-name="ro1">
          <table:table-cell office:value-type="string" calcext:value-type="string">
            <text:p>M_Capacity</text:p>
          </table:table-cell>
          <table:table-cell table:style-name="Default" office:value-type="string" calcext:value-type="string">
            <text:p>Average among all 3 algorithms</text:p>
          </table:table-cell>
          <table:table-cell/>
          <table:table-cell office:value-type="string" calcext:value-type="string">
            <text:p>M_Capacity</text:p>
          </table:table-cell>
          <table:table-cell table:style-name="Default" office:value-type="string" calcext:value-type="string">
            <text:p>Average among all 3 algorithms</text:p>
          </table:table-cell>
          <table:table-cell/>
          <table:table-cell office:value-type="string" calcext:value-type="string">
            <text:p>M_Capacity</text:p>
          </table:table-cell>
          <table:table-cell table:style-name="Default" office:value-type="string" calcext:value-type="string">
            <text:p>Average among all 3 algorithm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3.223333333333" calcext:value-type="float">
            <text:p>333.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7.513333333333" calcext:value-type="float">
            <text:p>287.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6.466666666667" calcext:value-type="float">
            <text:p>256.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8.87" calcext:value-type="float">
            <text:p>328.8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67.876666666667" calcext:value-type="float">
            <text:p>267.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1.286666666667" calcext:value-type="float">
            <text:p>241.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6.97" calcext:value-type="float">
            <text:p>306.9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72.906666666667" calcext:value-type="float">
            <text:p>272.9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46.97" calcext:value-type="float">
            <text:p>246.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8.32" calcext:value-type="float">
            <text:p>308.3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52.056666666667" calcext:value-type="float">
            <text:p>252.0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48.976666666667" calcext:value-type="float">
            <text:p>248.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5.023333333333" calcext:value-type="float">
            <text:p>315.0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65.41" calcext:value-type="float">
            <text:p>265.4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64.86" calcext:value-type="float">
            <text:p>264.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0.95" calcext:value-type="float">
            <text:p>300.9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61.223333333333" calcext:value-type="float">
            <text:p>261.2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58.143333333333" calcext:value-type="float">
            <text:p>258.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7.153333333333" calcext:value-type="float">
            <text:p>297.1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61.876666666667" calcext:value-type="float">
            <text:p>261.8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61.876666666667" calcext:value-type="float">
            <text:p>261.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4.343333333333" calcext:value-type="float">
            <text:p>294.3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65.47" calcext:value-type="float">
            <text:p>265.4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58.143333333333" calcext:value-type="float">
            <text:p>258.14</text:p>
          </table:table-cell>
        </table:table-row>
        <table:table-row table:style-name="ro1" table:number-rows-repeated="4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Instance 2</text:p>
          </table:table-cell>
          <table:table-cell table:style-name="Default" office:value-type="string" calcext:value-type="string">
            <text:p>NM=1</text:p>
          </table:table-cell>
          <table:table-cell/>
          <table:table-cell office:value-type="string" calcext:value-type="string">
            <text:p>Instance 2</text:p>
          </table:table-cell>
          <table:table-cell table:style-name="Default" office:value-type="string" calcext:value-type="string">
            <text:p>NM=2</text:p>
          </table:table-cell>
          <table:table-cell/>
          <table:table-cell office:value-type="string" calcext:value-type="string">
            <text:p>Instance 2</text:p>
          </table:table-cell>
          <table:table-cell table:style-name="Default" office:value-type="string" calcext:value-type="string">
            <text:p>NM=4</text:p>
          </table:table-cell>
        </table:table-row>
        <table:table-row table:style-name="ro1">
          <table:table-cell office:value-type="string" calcext:value-type="string">
            <text:p>M_Capacity</text:p>
          </table:table-cell>
          <table:table-cell table:style-name="Default" office:value-type="string" calcext:value-type="string">
            <text:p>Average among all 3 algorithms</text:p>
          </table:table-cell>
          <table:table-cell/>
          <table:table-cell office:value-type="string" calcext:value-type="string">
            <text:p>M_Capacity</text:p>
          </table:table-cell>
          <table:table-cell table:style-name="Default" office:value-type="string" calcext:value-type="string">
            <text:p>Average among all 3 algorithms</text:p>
          </table:table-cell>
          <table:table-cell/>
          <table:table-cell office:value-type="string" calcext:value-type="string">
            <text:p>M_Capacity</text:p>
          </table:table-cell>
          <table:table-cell table:style-name="Default" office:value-type="string" calcext:value-type="string">
            <text:p>Average among all 3 algorithm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9.2" calcext:value-type="float">
            <text:p>339.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3.133333333333" calcext:value-type="float">
            <text:p>283.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9.26" calcext:value-type="float">
            <text:p>269.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3.903333333333" calcext:value-type="float">
            <text:p>313.9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76.166666666667" calcext:value-type="float">
            <text:p>276.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7.336666666667" calcext:value-type="float">
            <text:p>247.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4.99" calcext:value-type="float">
            <text:p>304.9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68.016666666667" calcext:value-type="float">
            <text:p>268.0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48.953333333333" calcext:value-type="float">
            <text:p>248.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8.626666666667" calcext:value-type="float">
            <text:p>298.6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61.42" calcext:value-type="float">
            <text:p>261.4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48.953333333333" calcext:value-type="float">
            <text:p>248.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6.42" calcext:value-type="float">
            <text:p>306.4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61.93" calcext:value-type="float">
            <text:p>261.9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.85" calcext:value-type="float">
            <text:p>255.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0.19" calcext:value-type="float">
            <text:p>300.1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61.32" calcext:value-type="float">
            <text:p>261.3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60.093333333333" calcext:value-type="float">
            <text:p>260.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5.36" calcext:value-type="float">
            <text:p>315.3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52.413333333333" calcext:value-type="float">
            <text:p>252.4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04.1" calcext:value-type="float">
            <text:p>304.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2.013333333333" calcext:value-type="float">
            <text:p>322.0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61.323333333333" calcext:value-type="float">
            <text:p>261.3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60.093333333333" calcext:value-type="float">
            <text:p>260.09</text:p>
          </table:table-cell>
        </table:table-row>
        <table:table-row table:style-name="ro1" table:number-rows-repeated="3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Instance 3</text:p>
          </table:table-cell>
          <table:table-cell table:style-name="Default" office:value-type="string" calcext:value-type="string">
            <text:p>NM=1</text:p>
          </table:table-cell>
          <table:table-cell/>
          <table:table-cell office:value-type="string" calcext:value-type="string">
            <text:p>Instance 3</text:p>
          </table:table-cell>
          <table:table-cell table:style-name="Default" office:value-type="string" calcext:value-type="string">
            <text:p>NM=2</text:p>
          </table:table-cell>
          <table:table-cell/>
          <table:table-cell office:value-type="string" calcext:value-type="string">
            <text:p>Instance 3</text:p>
          </table:table-cell>
          <table:table-cell table:style-name="Default" office:value-type="string" calcext:value-type="string">
            <text:p>NM=4</text:p>
          </table:table-cell>
        </table:table-row>
        <table:table-row table:style-name="ro1">
          <table:table-cell office:value-type="string" calcext:value-type="string">
            <text:p>M_Capacity</text:p>
          </table:table-cell>
          <table:table-cell table:style-name="Default" office:value-type="string" calcext:value-type="string">
            <text:p>Average among all 3 algorithms</text:p>
          </table:table-cell>
          <table:table-cell/>
          <table:table-cell office:value-type="string" calcext:value-type="string">
            <text:p>M_Capacity</text:p>
          </table:table-cell>
          <table:table-cell table:style-name="Default" office:value-type="string" calcext:value-type="string">
            <text:p>Average among all 3 algorithms</text:p>
          </table:table-cell>
          <table:table-cell/>
          <table:table-cell office:value-type="string" calcext:value-type="string">
            <text:p>M_Capacity</text:p>
          </table:table-cell>
          <table:table-cell table:style-name="Default" office:value-type="string" calcext:value-type="string">
            <text:p>Average among all 3 algorithm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4.243333333333" calcext:value-type="float">
            <text:p>314.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7.123333333333" calcext:value-type="float">
            <text:p>277.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6.413333333333" calcext:value-type="float">
            <text:p>236.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9.06" calcext:value-type="float">
            <text:p>309.0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8" calcext:value-type="float">
            <text:p>248.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7.58" calcext:value-type="float">
            <text:p>227.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5.36" calcext:value-type="float">
            <text:p>285.3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43.77" calcext:value-type="float">
            <text:p>243.7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27.58" calcext:value-type="float">
            <text:p>227.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4.706666666667" calcext:value-type="float">
            <text:p>284.7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34.496666666667" calcext:value-type="float">
            <text:p>234.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32.733333333333" calcext:value-type="float">
            <text:p>232.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8.25" calcext:value-type="float">
            <text:p>278.2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48.763333333333" calcext:value-type="float">
            <text:p>248.7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33.356666666667" calcext:value-type="float">
            <text:p>233.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2.143333333333" calcext:value-type="float">
            <text:p>282.1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51.426666666667" calcext:value-type="float">
            <text:p>251.4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38.136666666667" calcext:value-type="float">
            <text:p>238.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8.673333333333" calcext:value-type="float">
            <text:p>288.6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34.8" calcext:value-type="float">
            <text:p>234.8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34.8" calcext:value-type="float">
            <text:p>234.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5.463333333333" calcext:value-type="float">
            <text:p>285.4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39.113333333333" calcext:value-type="float">
            <text:p>239.1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39.113333333333" calcext:value-type="float">
            <text:p>239.11</text:p>
          </table:table-cell>
        </table:table-row>
        <table:table-row table:style-name="ro1" table:number-rows-repeated="3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Instance 4</text:p>
          </table:table-cell>
          <table:table-cell table:style-name="Default" office:value-type="string" calcext:value-type="string">
            <text:p>NM=1</text:p>
          </table:table-cell>
          <table:table-cell/>
          <table:table-cell office:value-type="string" calcext:value-type="string">
            <text:p>Instance 4</text:p>
          </table:table-cell>
          <table:table-cell table:style-name="Default" office:value-type="string" calcext:value-type="string">
            <text:p>NM=2</text:p>
          </table:table-cell>
          <table:table-cell/>
          <table:table-cell office:value-type="string" calcext:value-type="string">
            <text:p>Instance 4</text:p>
          </table:table-cell>
          <table:table-cell table:style-name="Default" office:value-type="string" calcext:value-type="string">
            <text:p>NM=4</text:p>
          </table:table-cell>
        </table:table-row>
        <table:table-row table:style-name="ro1">
          <table:table-cell office:value-type="string" calcext:value-type="string">
            <text:p>M_Capacity</text:p>
          </table:table-cell>
          <table:table-cell table:style-name="Default" office:value-type="string" calcext:value-type="string">
            <text:p>Average among all 3 algorithms</text:p>
          </table:table-cell>
          <table:table-cell/>
          <table:table-cell office:value-type="string" calcext:value-type="string">
            <text:p>M_Capacity</text:p>
          </table:table-cell>
          <table:table-cell table:style-name="Default" office:value-type="string" calcext:value-type="string">
            <text:p>Average among all 3 algorithms</text:p>
          </table:table-cell>
          <table:table-cell/>
          <table:table-cell office:value-type="string" calcext:value-type="string">
            <text:p>M_Capacity</text:p>
          </table:table-cell>
          <table:table-cell table:style-name="Default" office:value-type="string" calcext:value-type="string">
            <text:p>Average among all 3 algorithm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3.816666666667" calcext:value-type="float">
            <text:p>903.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69.796666666667" calcext:value-type="float">
            <text:p>769.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58.03" calcext:value-type="float">
            <text:p>658.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49.123333333333" calcext:value-type="float">
            <text:p>849.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05.94" calcext:value-type="float">
            <text:p>705.9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28.283333333333" calcext:value-type="float">
            <text:p>528.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0.023333333333" calcext:value-type="float">
            <text:p>800.0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50.876666666667" calcext:value-type="float">
            <text:p>650.8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74.5" calcext:value-type="float">
            <text:p>474.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53.603333333333" calcext:value-type="float">
            <text:p>753.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10.15" calcext:value-type="float">
            <text:p>610.1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36.04" calcext:value-type="float">
            <text:p>436.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8.633333333333" calcext:value-type="float">
            <text:p>748.6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11.91" calcext:value-type="float">
            <text:p>611.9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38.446666666667" calcext:value-type="float">
            <text:p>438.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51.843333333333" calcext:value-type="float">
            <text:p>751.8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77.226666666667" calcext:value-type="float">
            <text:p>577.2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99.026666666667" calcext:value-type="float">
            <text:p>499.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41.79" calcext:value-type="float">
            <text:p>741.7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77.63" calcext:value-type="float">
            <text:p>577.6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89.833333333333" calcext:value-type="float">
            <text:p>489.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25.36" calcext:value-type="float">
            <text:p>725.3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70.566666666667" calcext:value-type="float">
            <text:p>570.5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54.826666666667" calcext:value-type="float">
            <text:p>454.83</text:p>
          </table:table-cell>
        </table:table-row>
        <table:table-row table:style-name="ro1" table:number-rows-repeated="3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Instance 5</text:p>
          </table:table-cell>
          <table:table-cell table:style-name="Default" office:value-type="string" calcext:value-type="string">
            <text:p>NM=1</text:p>
          </table:table-cell>
          <table:table-cell/>
          <table:table-cell office:value-type="string" calcext:value-type="string">
            <text:p>Instance 5</text:p>
          </table:table-cell>
          <table:table-cell table:style-name="Default" office:value-type="string" calcext:value-type="string">
            <text:p>NM=2</text:p>
          </table:table-cell>
          <table:table-cell/>
          <table:table-cell office:value-type="string" calcext:value-type="string">
            <text:p>Instance 5</text:p>
          </table:table-cell>
          <table:table-cell table:style-name="Default" office:value-type="string" calcext:value-type="string">
            <text:p>NM=4</text:p>
          </table:table-cell>
        </table:table-row>
        <table:table-row table:style-name="ro1">
          <table:table-cell office:value-type="string" calcext:value-type="string">
            <text:p>M_Capacity</text:p>
          </table:table-cell>
          <table:table-cell table:style-name="Default" office:value-type="string" calcext:value-type="string">
            <text:p>Average among all 3 algorithms</text:p>
          </table:table-cell>
          <table:table-cell/>
          <table:table-cell office:value-type="string" calcext:value-type="string">
            <text:p>M_Capacity</text:p>
          </table:table-cell>
          <table:table-cell table:style-name="Default" office:value-type="string" calcext:value-type="string">
            <text:p>Average among all 3 algorithms</text:p>
          </table:table-cell>
          <table:table-cell/>
          <table:table-cell office:value-type="string" calcext:value-type="string">
            <text:p>M_Capacity</text:p>
          </table:table-cell>
          <table:table-cell table:style-name="Default" office:value-type="string" calcext:value-type="string">
            <text:p>Average among all 3 algorithm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3.7" calcext:value-type="float">
            <text:p>873.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95.643333333333" calcext:value-type="float">
            <text:p>795.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60.596666666667" calcext:value-type="float">
            <text:p>660.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40.426666666667" calcext:value-type="float">
            <text:p>840.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44.45" calcext:value-type="float">
            <text:p>744.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65.386666666667" calcext:value-type="float">
            <text:p>565.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26.243333333333" calcext:value-type="float">
            <text:p>826.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74.31" calcext:value-type="float">
            <text:p>674.3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02.636666666667" calcext:value-type="float">
            <text:p>502.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60.123333333333" calcext:value-type="float">
            <text:p>760.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22.34" calcext:value-type="float">
            <text:p>622.3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73.236666666667" calcext:value-type="float">
            <text:p>473.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9.35" calcext:value-type="float">
            <text:p>749.3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01.21" calcext:value-type="float">
            <text:p>601.2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57.853333333333" calcext:value-type="float">
            <text:p>457.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0.763333333333" calcext:value-type="float">
            <text:p>740.7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78.716666666667" calcext:value-type="float">
            <text:p>578.7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36.873333333333" calcext:value-type="float">
            <text:p>436.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27.193333333333" calcext:value-type="float">
            <text:p>727.1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74.336666666667" calcext:value-type="float">
            <text:p>574.3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92.243333333333" calcext:value-type="float">
            <text:p>392.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6.176666666667" calcext:value-type="float">
            <text:p>746.1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58.97" calcext:value-type="float">
            <text:p>558.9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41.956666666667" calcext:value-type="float">
            <text:p>441.96</text:p>
          </table:table-cell>
        </table:table-row>
        <table:table-row table:style-name="ro1" table:number-rows-repeated="3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Instance 6</text:p>
          </table:table-cell>
          <table:table-cell table:style-name="Default" office:value-type="string" calcext:value-type="string">
            <text:p>NM=1</text:p>
          </table:table-cell>
          <table:table-cell/>
          <table:table-cell office:value-type="string" calcext:value-type="string">
            <text:p>Instance 6</text:p>
          </table:table-cell>
          <table:table-cell table:style-name="Default" office:value-type="string" calcext:value-type="string">
            <text:p>NM=2</text:p>
          </table:table-cell>
          <table:table-cell/>
          <table:table-cell office:value-type="string" calcext:value-type="string">
            <text:p>Instance 6</text:p>
          </table:table-cell>
          <table:table-cell table:style-name="Default" office:value-type="string" calcext:value-type="string">
            <text:p>NM=4</text:p>
          </table:table-cell>
        </table:table-row>
        <table:table-row table:style-name="ro1">
          <table:table-cell office:value-type="string" calcext:value-type="string">
            <text:p>M_Capacity</text:p>
          </table:table-cell>
          <table:table-cell table:style-name="Default" office:value-type="string" calcext:value-type="string">
            <text:p>Average among all 3 algorithms</text:p>
          </table:table-cell>
          <table:table-cell/>
          <table:table-cell office:value-type="string" calcext:value-type="string">
            <text:p>M_Capacity</text:p>
          </table:table-cell>
          <table:table-cell table:style-name="Default" office:value-type="string" calcext:value-type="string">
            <text:p>Average among all 3 algorithms</text:p>
          </table:table-cell>
          <table:table-cell/>
          <table:table-cell office:value-type="string" calcext:value-type="string">
            <text:p>M_Capacity</text:p>
          </table:table-cell>
          <table:table-cell table:style-name="Default" office:value-type="string" calcext:value-type="string">
            <text:p>Average among all 3 algorithm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1.313333333333" calcext:value-type="float">
            <text:p>651.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1.153333333333" calcext:value-type="float">
            <text:p>561.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51.763333333333" calcext:value-type="float">
            <text:p>451.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8.916666666667" calcext:value-type="float">
            <text:p>608.9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01.536666666667" calcext:value-type="float">
            <text:p>501.5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91.206666666667" calcext:value-type="float">
            <text:p>391.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96.86" calcext:value-type="float">
            <text:p>596.8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72.683333333333" calcext:value-type="float">
            <text:p>472.6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54.92" calcext:value-type="float">
            <text:p>354.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7.083333333333" calcext:value-type="float">
            <text:p>547.0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35.9" calcext:value-type="float">
            <text:p>435.9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14.486666666667" calcext:value-type="float">
            <text:p>314.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8.12" calcext:value-type="float">
            <text:p>528.1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49.59" calcext:value-type="float">
            <text:p>449.5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9.723333333333" calcext:value-type="float">
            <text:p>309.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32.23" calcext:value-type="float">
            <text:p>532.2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20.78" calcext:value-type="float">
            <text:p>420.7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59.533333333333" calcext:value-type="float">
            <text:p>359.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39.87" calcext:value-type="float">
            <text:p>539.8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23.703333333333" calcext:value-type="float">
            <text:p>423.7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59.81" calcext:value-type="float">
            <text:p>359.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1.64" calcext:value-type="float">
            <text:p>541.6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02.803333333333" calcext:value-type="float">
            <text:p>402.8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30.606666666667" calcext:value-type="float">
            <text:p>330.61</text:p>
          </table:table-cell>
        </table:table-row>
        <table:table-row table:style-name="ro1" table:number-rows-repeated="4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Instance 7</text:p>
          </table:table-cell>
          <table:table-cell table:style-name="Default" office:value-type="string" calcext:value-type="string">
            <text:p>NM=1</text:p>
          </table:table-cell>
          <table:table-cell/>
          <table:table-cell office:value-type="string" calcext:value-type="string">
            <text:p>Instance 7</text:p>
          </table:table-cell>
          <table:table-cell table:style-name="Default" office:value-type="string" calcext:value-type="string">
            <text:p>NM=2</text:p>
          </table:table-cell>
          <table:table-cell/>
          <table:table-cell office:value-type="string" calcext:value-type="string">
            <text:p>Instance 7</text:p>
          </table:table-cell>
          <table:table-cell table:style-name="Default" office:value-type="string" calcext:value-type="string">
            <text:p>NM=4</text:p>
          </table:table-cell>
        </table:table-row>
        <table:table-row table:style-name="ro1">
          <table:table-cell office:value-type="string" calcext:value-type="string">
            <text:p>M_Capacity</text:p>
          </table:table-cell>
          <table:table-cell table:style-name="Default" office:value-type="string" calcext:value-type="string">
            <text:p>Average among all 3 algorithms</text:p>
          </table:table-cell>
          <table:table-cell/>
          <table:table-cell office:value-type="string" calcext:value-type="string">
            <text:p>M_Capacity</text:p>
          </table:table-cell>
          <table:table-cell table:style-name="Default" office:value-type="string" calcext:value-type="string">
            <text:p>Average among all 3 algorithms</text:p>
          </table:table-cell>
          <table:table-cell/>
          <table:table-cell office:value-type="string" calcext:value-type="string">
            <text:p>M_Capacity</text:p>
          </table:table-cell>
          <table:table-cell table:style-name="Default" office:value-type="string" calcext:value-type="string">
            <text:p>Average among all 3 algorithm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4.626666666667" calcext:value-type="float">
            <text:p>454.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98.63" calcext:value-type="float">
            <text:p>398.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6.493333333333" calcext:value-type="float">
            <text:p>356.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1.176666666667" calcext:value-type="float">
            <text:p>431.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74.57" calcext:value-type="float">
            <text:p>374.5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9.846666666667" calcext:value-type="float">
            <text:p>329.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5.05" calcext:value-type="float">
            <text:p>425.0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63.686666666667" calcext:value-type="float">
            <text:p>363.6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26.713333333333" calcext:value-type="float">
            <text:p>326.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3.493333333333" calcext:value-type="float">
            <text:p>433.4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71.95" calcext:value-type="float">
            <text:p>371.9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0.64" calcext:value-type="float">
            <text:p>350.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43.286666666667" calcext:value-type="float">
            <text:p>443.2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03.456666666667" calcext:value-type="float">
            <text:p>403.4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75.496666666667" calcext:value-type="float">
            <text:p>375.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6.69" calcext:value-type="float">
            <text:p>446.6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97.93" calcext:value-type="float">
            <text:p>397.9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64.946666666667" calcext:value-type="float">
            <text:p>364.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4.503333333333" calcext:value-type="float">
            <text:p>444.5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04.813333333333" calcext:value-type="float">
            <text:p>404.8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80.696666666667" calcext:value-type="float">
            <text:p>380.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0.566666666667" calcext:value-type="float">
            <text:p>420.5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43.95" calcext:value-type="float">
            <text:p>343.9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26.68" calcext:value-type="float">
            <text:p>326.68</text:p>
          </table:table-cell>
        </table:table-row>
        <table:table-row table:style-name="ro1" table:number-rows-repeated="3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Instance 8</text:p>
          </table:table-cell>
          <table:table-cell table:style-name="Default" office:value-type="string" calcext:value-type="string">
            <text:p>NM=1</text:p>
          </table:table-cell>
          <table:table-cell/>
          <table:table-cell office:value-type="string" calcext:value-type="string">
            <text:p>Instance 8</text:p>
          </table:table-cell>
          <table:table-cell table:style-name="Default" office:value-type="string" calcext:value-type="string">
            <text:p>NM=2</text:p>
          </table:table-cell>
          <table:table-cell/>
          <table:table-cell office:value-type="string" calcext:value-type="string">
            <text:p>Instance 8</text:p>
          </table:table-cell>
          <table:table-cell table:style-name="Default" office:value-type="string" calcext:value-type="string">
            <text:p>NM=4</text:p>
          </table:table-cell>
        </table:table-row>
        <table:table-row table:style-name="ro1">
          <table:table-cell office:value-type="string" calcext:value-type="string">
            <text:p>M_Capacity</text:p>
          </table:table-cell>
          <table:table-cell table:style-name="Default" office:value-type="string" calcext:value-type="string">
            <text:p>Average among all 3 algorithms</text:p>
          </table:table-cell>
          <table:table-cell/>
          <table:table-cell office:value-type="string" calcext:value-type="string">
            <text:p>M_Capacity</text:p>
          </table:table-cell>
          <table:table-cell table:style-name="Default" office:value-type="string" calcext:value-type="string">
            <text:p>Average among all 3 algorithms</text:p>
          </table:table-cell>
          <table:table-cell/>
          <table:table-cell office:value-type="string" calcext:value-type="string">
            <text:p>M_Capacity</text:p>
          </table:table-cell>
          <table:table-cell table:style-name="Default" office:value-type="string" calcext:value-type="string">
            <text:p>Average among all 3 algorithm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78.07" calcext:value-type="float">
            <text:p>4178.0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778.91" calcext:value-type="float">
            <text:p>3778.9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34.41" calcext:value-type="float">
            <text:p>3134.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62.25333333333" calcext:value-type="float">
            <text:p>3962.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323.21333333333" calcext:value-type="float">
            <text:p>3323.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697.82" calcext:value-type="float">
            <text:p>2697.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00.71666666667" calcext:value-type="float">
            <text:p>3800.7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044.15666666667" calcext:value-type="float">
            <text:p>3044.1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391.21666666667" calcext:value-type="float">
            <text:p>2391.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03.97" calcext:value-type="float">
            <text:p>3703.9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924.02333333333" calcext:value-type="float">
            <text:p>2924.0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184.65333333333" calcext:value-type="float">
            <text:p>2184.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42.78666666667" calcext:value-type="float">
            <text:p>3442.7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807.08666666667" calcext:value-type="float">
            <text:p>2807.0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182" calcext:value-type="float">
            <text:p>2182.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03.24333333333" calcext:value-type="float">
            <text:p>3503.2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852.48333333333" calcext:value-type="float">
            <text:p>2852.4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033.25666666667" calcext:value-type="float">
            <text:p>2033.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25.24333333333" calcext:value-type="float">
            <text:p>3425.2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714.99333333333" calcext:value-type="float">
            <text:p>2714.9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937.57666666667" calcext:value-type="float">
            <text:p>1937.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78.76" calcext:value-type="float">
            <text:p>3378.7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698.77333333333" calcext:value-type="float">
            <text:p>2698.7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849.20666666667" calcext:value-type="float">
            <text:p>1849.21</text:p>
          </table:table-cell>
        </table:table-row>
        <table:table-row table:style-name="ro1" table:number-rows-repeated="3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Instance 9</text:p>
          </table:table-cell>
          <table:table-cell table:style-name="Default" office:value-type="string" calcext:value-type="string">
            <text:p>NM=1</text:p>
          </table:table-cell>
          <table:table-cell/>
          <table:table-cell office:value-type="string" calcext:value-type="string">
            <text:p>Instance 9</text:p>
          </table:table-cell>
          <table:table-cell table:style-name="Default" office:value-type="string" calcext:value-type="string">
            <text:p>NM=2</text:p>
          </table:table-cell>
          <table:table-cell/>
          <table:table-cell office:value-type="string" calcext:value-type="string">
            <text:p>Instance 9</text:p>
          </table:table-cell>
          <table:table-cell table:style-name="Default" office:value-type="string" calcext:value-type="string">
            <text:p>NM=4</text:p>
          </table:table-cell>
        </table:table-row>
        <table:table-row table:style-name="ro1">
          <table:table-cell office:value-type="string" calcext:value-type="string">
            <text:p>M_Capacity</text:p>
          </table:table-cell>
          <table:table-cell table:style-name="Default" office:value-type="string" calcext:value-type="string">
            <text:p>Average among all 3 algorithms</text:p>
          </table:table-cell>
          <table:table-cell/>
          <table:table-cell office:value-type="string" calcext:value-type="string">
            <text:p>M_Capacity</text:p>
          </table:table-cell>
          <table:table-cell table:style-name="Default" office:value-type="string" calcext:value-type="string">
            <text:p>Average among all 3 algorithms</text:p>
          </table:table-cell>
          <table:table-cell/>
          <table:table-cell office:value-type="string" calcext:value-type="string">
            <text:p>M_Capacity</text:p>
          </table:table-cell>
          <table:table-cell table:style-name="Default" office:value-type="string" calcext:value-type="string">
            <text:p>Average among all 3 algorithm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24.25666666667" calcext:value-type="float">
            <text:p>2724.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69.52666666667" calcext:value-type="float">
            <text:p>2469.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34.31333333333" calcext:value-type="float">
            <text:p>2234.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22.66" calcext:value-type="float">
            <text:p>2622.6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72.99" calcext:value-type="float">
            <text:p>2272.9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820.37666666667" calcext:value-type="float">
            <text:p>1820.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68.75333333333" calcext:value-type="float">
            <text:p>2468.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093.05" calcext:value-type="float">
            <text:p>2093.0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595.08333333333" calcext:value-type="float">
            <text:p>1595.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22.56" calcext:value-type="float">
            <text:p>2422.5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994.08333333333" calcext:value-type="float">
            <text:p>1994.0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595.24666666667" calcext:value-type="float">
            <text:p>1595.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26.53666666667" calcext:value-type="float">
            <text:p>2326.5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872.26" calcext:value-type="float">
            <text:p>1872.2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66.81" calcext:value-type="float">
            <text:p>1466.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06.98666666667" calcext:value-type="float">
            <text:p>2206.9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835.87666666667" calcext:value-type="float">
            <text:p>1835.8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86.02333333333" calcext:value-type="float">
            <text:p>1386.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76.38666666667" calcext:value-type="float">
            <text:p>2176.3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723.42333333333" calcext:value-type="float">
            <text:p>1723.4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389.28666666667" calcext:value-type="float">
            <text:p>1389.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40.56333333333" calcext:value-type="float">
            <text:p>2240.5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719.03333333333" calcext:value-type="float">
            <text:p>1719.0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18.02666666667" calcext:value-type="float">
            <text:p>1218.03</text:p>
          </table:table-cell>
        </table:table-row>
        <table:table-row table:style-name="ro1" table:number-rows-repeated="3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Instance 10</text:p>
          </table:table-cell>
          <table:table-cell table:style-name="Default" office:value-type="string" calcext:value-type="string">
            <text:p>NM=1</text:p>
          </table:table-cell>
          <table:table-cell/>
          <table:table-cell office:value-type="string" calcext:value-type="string">
            <text:p>Instance 10</text:p>
          </table:table-cell>
          <table:table-cell table:style-name="Default" office:value-type="string" calcext:value-type="string">
            <text:p>NM=2</text:p>
          </table:table-cell>
          <table:table-cell/>
          <table:table-cell office:value-type="string" calcext:value-type="string">
            <text:p>Instance 10</text:p>
          </table:table-cell>
          <table:table-cell table:style-name="Default" office:value-type="string" calcext:value-type="string">
            <text:p>NM=4</text:p>
          </table:table-cell>
        </table:table-row>
        <table:table-row table:style-name="ro1">
          <table:table-cell office:value-type="string" calcext:value-type="string">
            <text:p>M_Capacity</text:p>
          </table:table-cell>
          <table:table-cell table:style-name="Default" office:value-type="string" calcext:value-type="string">
            <text:p>Average among all 3 algorithms</text:p>
          </table:table-cell>
          <table:table-cell/>
          <table:table-cell office:value-type="string" calcext:value-type="string">
            <text:p>M_Capacity</text:p>
          </table:table-cell>
          <table:table-cell table:style-name="Default" office:value-type="string" calcext:value-type="string">
            <text:p>Average among all 3 algorithms</text:p>
          </table:table-cell>
          <table:table-cell/>
          <table:table-cell office:value-type="string" calcext:value-type="string">
            <text:p>M_Capacity</text:p>
          </table:table-cell>
          <table:table-cell table:style-name="Default" office:value-type="string" calcext:value-type="string">
            <text:p>Average among all 3 algorithm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5.96" calcext:value-type="float">
            <text:p>2005.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25.01666666667" calcext:value-type="float">
            <text:p>1825.0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99.84666666667" calcext:value-type="float">
            <text:p>1599.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04.53666666667" calcext:value-type="float">
            <text:p>1904.5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21.14666666667" calcext:value-type="float">
            <text:p>1621.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09.65333333333" calcext:value-type="float">
            <text:p>1309.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36.17" calcext:value-type="float">
            <text:p>1836.1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561.37333333333" calcext:value-type="float">
            <text:p>1561.3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86.12333333333" calcext:value-type="float">
            <text:p>1186.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72.50333333333" calcext:value-type="float">
            <text:p>1772.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425.75" calcext:value-type="float">
            <text:p>1425.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46.80666666667" calcext:value-type="float">
            <text:p>1146.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56.78333333333" calcext:value-type="float">
            <text:p>1756.7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72.51333333333" calcext:value-type="float">
            <text:p>1372.5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25.26" calcext:value-type="float">
            <text:p>1125.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59.62" calcext:value-type="float">
            <text:p>1659.6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68.85666666667" calcext:value-type="float">
            <text:p>1368.8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74.29333333333" calcext:value-type="float">
            <text:p>1174.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76.89333333333" calcext:value-type="float">
            <text:p>1676.8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373.41666666667" calcext:value-type="float">
            <text:p>1373.4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28.94666666667" calcext:value-type="float">
            <text:p>1128.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38.94" calcext:value-type="float">
            <text:p>1638.9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357.79" calcext:value-type="float">
            <text:p>1357.7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27.23333333333" calcext:value-type="float">
            <text:p>1127.23</text:p>
          </table:table-cell>
        </table:table-row>
        <table:table-row table:style-name="ro1" table:number-rows-repeated="3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Instance 11</text:p>
          </table:table-cell>
          <table:table-cell table:style-name="Default" office:value-type="string" calcext:value-type="string">
            <text:p>NM=1</text:p>
          </table:table-cell>
          <table:table-cell/>
          <table:table-cell office:value-type="string" calcext:value-type="string">
            <text:p>Instance 11</text:p>
          </table:table-cell>
          <table:table-cell table:style-name="Default" office:value-type="string" calcext:value-type="string">
            <text:p>NM=2</text:p>
          </table:table-cell>
          <table:table-cell/>
          <table:table-cell office:value-type="string" calcext:value-type="string">
            <text:p>Instance 11</text:p>
          </table:table-cell>
          <table:table-cell table:style-name="Default" office:value-type="string" calcext:value-type="string">
            <text:p>NM=4</text:p>
          </table:table-cell>
        </table:table-row>
        <table:table-row table:style-name="ro1">
          <table:table-cell office:value-type="string" calcext:value-type="string">
            <text:p>M_Capacity</text:p>
          </table:table-cell>
          <table:table-cell table:style-name="Default" office:value-type="string" calcext:value-type="string">
            <text:p>Average among all 3 algorithms</text:p>
          </table:table-cell>
          <table:table-cell/>
          <table:table-cell office:value-type="string" calcext:value-type="string">
            <text:p>M_Capacity</text:p>
          </table:table-cell>
          <table:table-cell table:style-name="Default" office:value-type="string" calcext:value-type="string">
            <text:p>Average among all 3 algorithms</text:p>
          </table:table-cell>
          <table:table-cell/>
          <table:table-cell office:value-type="string" calcext:value-type="string">
            <text:p>M_Capacity</text:p>
          </table:table-cell>
          <table:table-cell table:style-name="Default" office:value-type="string" calcext:value-type="string">
            <text:p>Average among all 3 algorithm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82.48333333333" calcext:value-type="float">
            <text:p>1582.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35.74666666667" calcext:value-type="float">
            <text:p>1435.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98.89333333333" calcext:value-type="float">
            <text:p>1198.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14.15666666667" calcext:value-type="float">
            <text:p>1514.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95.33" calcext:value-type="float">
            <text:p>1295.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90.636666666667" calcext:value-type="float">
            <text:p>990.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21.52333333333" calcext:value-type="float">
            <text:p>1421.5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47.67" calcext:value-type="float">
            <text:p>1147.6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34.813333333333" calcext:value-type="float">
            <text:p>934.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84.88333333333" calcext:value-type="float">
            <text:p>1384.8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26.55666666667" calcext:value-type="float">
            <text:p>1126.5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77.943333333333" calcext:value-type="float">
            <text:p>977.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51.00666666667" calcext:value-type="float">
            <text:p>1351.0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13.48666666667" calcext:value-type="float">
            <text:p>1113.4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57.236666666667" calcext:value-type="float">
            <text:p>957.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23.62" calcext:value-type="float">
            <text:p>1323.6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71.91333333333" calcext:value-type="float">
            <text:p>1071.9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37.396666666667" calcext:value-type="float">
            <text:p>937.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5.3" calcext:value-type="float">
            <text:p>1285.3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58.88333333333" calcext:value-type="float">
            <text:p>1058.8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09.223333333333" calcext:value-type="float">
            <text:p>909.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77.40333333333" calcext:value-type="float">
            <text:p>1277.4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73.32333333333" calcext:value-type="float">
            <text:p>1073.3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10.313333333333" calcext:value-type="float">
            <text:p>910.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3T10:58:36.426943754</meta:creation-date>
    <dc:date>2024-09-23T11:13:18.081395156</dc:date>
    <meta:editing-duration>PT14M32S</meta:editing-duration>
    <meta:editing-cycles>19</meta:editing-cycles>
    <meta:generator>LibreOffice/24.2.6.2$Linux_X86_64 LibreOffice_project/420$Build-2</meta:generator>
    <meta:document-statistic meta:table-count="1" meta:cell-count="660" meta:object-count="0"/>
  </office:meta>
</office:document-meta>
</file>